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8f1d" officeooo:paragraph-rsid="000a8f1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7f00" loext:char-shading-value="0"/>
    </style:style>
    <style:style style:name="T4" style:family="text">
      <style:text-properties fo:background-color="#00ffff" loext:char-shading-value="0"/>
    </style:style>
    <style:style style:name="T5" style:family="text">
      <style:text-properties fo:background-color="#00ffff" loext:char-shading-value="0"/>
    </style:style>
    <style:style style:name="T6" style:family="text">
      <style:text-properties fo:background-color="#00ff00" loext:char-shading-value="0"/>
    </style:style>
    <style:style style:name="T7" style:family="text">
      <style:text-properties fo:background-color="#00ff00" loext:char-shading-value="0"/>
    </style:style>
    <style:style style:name="T8" style:family="text">
      <style:text-properties fo:background-color="#ff00ff" loext:char-shading-value="0"/>
    </style:style>
    <style:style style:name="T9" style:family="text">
      <style:text-properties fo:background-color="#eeeeee" loext:char-shading-value="0"/>
    </style:style>
    <style:style style:name="T10" style:family="text">
      <style:text-properties fo:background-color="#ddddd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l <text:span text:style-name="T2">jugador</text:span> maneja una <text:span text:style-name="T2">nave</text:span></text:p>
      <text:p text:style-name="P1">La nave está en la parte inferior y se <text:span text:style-name="T7">mueve</text:span> a derecha e izquierda</text:p>
      <text:p text:style-name="P1">Los <text:span text:style-name="T2">enemigos</text:span> <text:span text:style-name="T5">disparan</text:span> hacia abajo, de forma aleatoria</text:p>
      <text:p text:style-name="P1">Hay 5 <text:span text:style-name="T2">niveles</text:span> de enemigos</text:p>
      <text:p text:style-name="P1">Los 4 primeros niveles tienen enemigos distintos</text:p>
      <text:p text:style-name="P1">Los enemigos de los niveles 1, 2 y 5 se pueden <text:span text:style-name="T5">mover</text:span> en bloque a derecha e izquierda</text:p>
      <text:p text:style-name="P1">Los enemigos de los niveles 3 y 4 se pueden mover a derecha e izquierda pero no todos a la vez</text:p>
      <text:p text:style-name="P1">El nivel 5 tiene enemigos del nivel 2 y una <text:span text:style-name="T2">nave nodriza</text:span>, que contiene al <text:span text:style-name="T2">enemigo jefe</text:span></text:p>
      <text:p text:style-name="P1">Los enemigos pueden salir aleatoriamente del bloque y <text:span text:style-name="T5">atacar</text:span></text:p>
      <text:p text:style-name="P1">Si un enemigo llega a la parte inferior, vuelve a aparecer en su sitio un instante después</text:p>
      <text:p text:style-name="P1">Si un enemigo choca con nuestra nave, se pierde una vida (excepto si está activado el escudo)</text:p>
      <text:p text:style-name="P1">Al perder una <text:span text:style-name="T3">vida</text:span>, el nivel sigue sólo con los enemigos que quedaban.</text:p>
      <text:p text:style-name="P1">La nave <text:span text:style-name="T7">dispara</text:span> hacia arriba</text:p>
      <text:p text:style-name="P1">Sólo puede haber un <text:span text:style-name="T2">disparo</text:span> de la nave a la vez</text:p>
      <text:p text:style-name="P1">La nave tiene un <text:span text:style-name="T2">escudo</text:span></text:p>
      <text:p text:style-name="P1">El escudo sólo se puede <text:span text:style-name="T7">activar</text:span> cada x segundos</text:p>
      <text:p text:style-name="P1">Si un disparo del enemigo alcanza la nave, explota y se pierde una vida, excepto si el escudo está activado</text:p>
      <text:p text:style-name="P1">El escudo se <text:span text:style-name="T10">desactiva</text:span> tras X segundos</text:p>
      <text:p text:style-name="P1">Si un disparo de la nave alcanza a un enemigo, éste explota y <text:span text:style-name="T5">desaparece</text:span></text:p>
      <text:p text:style-name="P1">Si un disparo impacta con otro disparo, ambos desaparecen</text:p>
      <text:p text:style-name="P1">Puede haber varios disparos enemigos a la vez en pantalla</text:p>
      <text:p text:style-name="P1">Los enemigos disparan entre 1 y 3 disparos seguidos</text:p>
      <text:p text:style-name="P1">Cada disparo de nuestra nave rompe un trozo de la nave nodriza final (nivel 5)</text:p>
      <text:p text:style-name="P1">Si nuestros disparos alcanzan al enemigo jefe que está dentro de la nave nodriza, se supera el nivel 5 (aunque queden otros enemigos en el nivel)</text:p>
      <text:p text:style-name="P1">La nave nodriza final (nivel 5) va bajando poco a poco</text:p>
      <text:p text:style-name="P1">El <text:span text:style-name="T2">fondo</text:span> muestra un cielo de estrellas que se mueve hacia abajo</text:p>
      <text:p text:style-name="P1">Existe un <text:span text:style-name="T2">marcador</text:span> que indica puntuación, vidas y mejor puntuación</text:p>
      <text:p text:style-name="P1">Existe modo de 2 jugadores, en el que los turnos se alternan al perder una vida</text:p>
      <text:p text:style-name="P1">Cada enemigo tiene un cierto valor en puntos, que se incrementa en ciertos momentos (ataque)</text:p>
      <text:p text:style-name="P1">La <text:span text:style-name="T2">partida</text:span> acaba al perder 3 vidas</text:p>
      <text:p text:style-name="P1">Al arrancar el <text:span text:style-name="T2">juego</text:span>, aparece una <text:span text:style-name="T2">pantalla de presentación</text:span></text:p>
      <text:p text:style-name="P1">Hay una <text:span text:style-name="T2">pantalla de ayuda</text:span> que muestra la puntuación que nos da cada enemigo</text:p>
      <text:p text:style-name="P1">Hay una <text:span text:style-name="T2">pantalla de De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20:04:29.934000000</meta:creation-date>
    <dc:date>2020-01-08T20:13:10.057000000</dc:date>
    <meta:editing-duration>PT8M42S</meta:editing-duration>
    <meta:editing-cycles>1</meta:editing-cycles>
    <meta:document-statistic meta:table-count="0" meta:image-count="0" meta:object-count="0" meta:page-count="1" meta:paragraph-count="33" meta:word-count="390" meta:character-count="2090" meta:non-whitespace-character-count="1733"/>
    <meta:generator>LibreOffice/5.3.6.1$Windows_X86_64 LibreOffice_project/686f202eff87ef707079aeb7f485847613344eb7</meta:generator>
  </office:meta>
</office:document-meta>
</file>